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5A000000EC70CA4FFAD6320E32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3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>
        <style:tab-stops>
          <style:tab-stop style:position="6.152cm"/>
        </style:tab-stops>
      </style:paragraph-properties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8" style:family="paragraph" style:parent-style-name="Standard" style:list-style-name="L1">
      <style:paragraph-properties fo:text-align="justify" style:justify-single-word="false">
        <style:tab-stops>
          <style:tab-stop style:position="6.152cm"/>
        </style:tab-stops>
      </style:paragraph-properties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9" style:family="paragraph" style:parent-style-name="Standard" style:list-style-name="L1" style:master-page-name="Standard">
      <style:paragraph-properties fo:text-align="justify" style:justify-single-word="false" style:page-number="auto">
        <style:tab-stops>
          <style:tab-stop style:position="6.152cm"/>
        </style:tab-stops>
      </style:paragraph-properties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T1" style:family="text">
      <style:text-properties officeooo:rsid="001f483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72581399" text:style-name="L1">
        <text:list-item>
          <text:p text:style-name="P9">Mostrar la media, salario mayor, menor y suma de salarios mensuales de todos los comerciales.</text:p>
        </text:list-item>
        <text:list-item>
          <text:p text:style-name="P8">Mostrar la fecha de mayor antigüedad y la de menor antigüedad.</text:p>
        </text:list-item>
        <text:list-item>
          <text:p text:style-name="P8">Mostrar el primer apellido y el último de la lista alfabética de todos los empleados.</text:p>
        </text:list-item>
        <text:list-item>
          <text:p text:style-name="P8">Mostrar el número de empleados del departamento 40.</text:p>
        </text:list-item>
        <text:list-item>
          <text:p text:style-name="P8">Mostrar el número de empleados del departamento 30 que pueden percibir comisión.</text:p>
        </text:list-item>
        <text:list-item>
          <text:p text:style-name="P8">Visualizar la cantidad de departamento distintos que hay en la tabla empleados.</text:p>
        </text:list-item>
        <text:list-item>
          <text:p text:style-name="P8">Visualizar el número de empleados que hay en cada departamento. Mostrar las columnas nº departamento y nº de empleados -<text:span text:style-name="T1">cantidad-</text:span>.</text:p>
        </text:list-item>
        <text:list-item>
          <text:p text:style-name="P8">Visualizar ( nº departamento y nº de empleados -<text:span text:style-name="T1">cantidad-</text:span>) sólo de los departamentos con más de 4 empleados.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fo:padding="0.049cm" fo:border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 fo:orphans="2" fo:widows="2"/>
      <style:text-properties style:use-window-font-color="true"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4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0"><draw:image xlink:href="Pictures/100000000000025A000000EC70CA4FFAD6320E32.jpg" xlink:type="simple" xlink:show="embed" xlink:actuate="onLoad" loext:mime-type="image/jpeg"/></draw:frame></text:p>
            </table:table-cell>
            <table:table-cell table:style-name="Tabla5.B1" office:value-type="string">
              <text:p text:style-name="MP2"/>
              <text:p text:style-name="MP3">DATU-BASEAK</text:p>
              <text:p text:style-name="MP3">BASE DE DATOS</text:p>
              <text:p text:style-name="MP2"/>
            </table:table-cell>
          </table:table-row>
        </table:table>
        <text:p text:style-name="MP4"/>
        <text:p text:style-name="MP5">ABIZENAK/APELLIDOS: <text:s text:c="57"/>DATA/FECHA: </text:p>
        <text:p text:style-name="MP6">IZENA/NOMBRE: <text:s text:c="70"/>TALDEA/GRUPO: 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MacOSX_X86_64 LibreOffice_project/ea7cb86e6eeb2bf3a5af73a8f7777ac570321527</meta:generator>
    <meta:creation-date>2013-01-07T18:12:14</meta:creation-date>
    <meta:editing-cycles>14</meta:editing-cycles>
    <meta:editing-duration>PT2H5M41S</meta:editing-duration>
    <meta:initial-creator>B I-I</meta:initial-creator>
    <dc:date>2018-01-07T21:55:04.828474474</dc:date>
    <meta:document-statistic meta:table-count="1" meta:image-count="1" meta:object-count="0" meta:page-count="1" meta:paragraph-count="12" meta:word-count="127" meta:character-count="915" meta:non-whitespace-character-count="679"/>
    <meta:user-defined meta:name="Info 1"/>
    <meta:user-defined meta:name="Info 2"/>
    <meta:user-defined meta:name="Info 3"/>
    <meta:user-defined meta:name="Info 4"/>
    <meta:template xlink:type="simple" xlink:actuate="onRequest" xlink:title="Plantilla_ejercicios_examenes_BD" xlink:href="../../../../../../AppData/Plantilla_ejercicios_examenes_BD.ott" meta:date="2013-01-07T18:12:13.700000000"/>
  </office:meta>
</office:document-meta>
</file>